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tils.nano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tils.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tils.awaitNanos( Condition cond , long nanosTime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tils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llisProvider.Millis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tils.gcd( long a , long 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unPerfProvider.SunPerf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illisProvider.nano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nPerfProvider.nano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unPerfProvider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